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ddea06010" style:family="table" style:master-page-name="ta-mp-0x7fbddea06010">
      <style:table-properties table:display="true" style:writing-mode="lr-tb"/>
    </style:style>
    <style:style style:name="ta-0x7fbddea06200" style:family="table" style:master-page-name="ta-mp-0x7fbddea06200">
      <style:table-properties table:display="true" style:writing-mode="lr-tb"/>
    </style:style>
    <style:style style:name="ta-0x7fbddea063f0" style:family="table" style:master-page-name="ta-mp-0x7fbddea063f0">
      <style:table-properties table:display="true" style:writing-mode="lr-tb"/>
    </style:style>
    <style:style style:name="ta-0x7fbddea065e0" style:family="table" style:master-page-name="ta-mp-0x7fbddea065e0">
      <style:table-properties table:display="true" style:writing-mode="lr-tb"/>
    </style:style>
    <style:style style:name="ta-0x7fbddea067d0" style:family="table" style:master-page-name="ta-mp-0x7fbddea067d0">
      <style:table-properties table:display="true" style:writing-mode="lr-tb"/>
    </style:style>
    <style:style style:name="ta-0x7fbddea069c0" style:family="table" style:master-page-name="ta-mp-0x7fbddea06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ddea24f1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0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1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28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3b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4d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56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4d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3a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58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3db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35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7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3ae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63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5c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61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9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5e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62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5f4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5a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66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425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40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6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3af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e6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6a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e4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67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e0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e5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e1f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dea268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e8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4a7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2e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e7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3b1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f4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ed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f2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ea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ee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f3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efd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eb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f6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2d8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36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f5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3b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302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fb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300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f7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2fc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301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fdb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2f9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304a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44a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241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303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dea3b3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310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309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30d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305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de7730a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30f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30b9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de77306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78.75pt" style:use-optimal-column-width="true"/>
    </style:style>
    <style:style style:name="ACOL-7" style:family="table-column">
      <style:table-column-properties style:column-width="81.00pt" style:use-optimal-column-width="true"/>
    </style:style>
    <style:style style:name="ACOL-8" style:family="table-column">
      <style:table-column-properties style:column-width="26.2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87.75pt" style:use-optimal-column-width="true"/>
    </style:style>
    <style:style style:name="ACOL-11" style:family="table-column">
      <style:table-column-properties style:column-width="85.50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27.75pt" style:use-optimal-row-height="true"/>
    </style:style>
    <style:style style:name="AROW-4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bddea2a0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bddeabb8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bddeabf7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bddeac58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bddeac673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bddea06010" table:print="false">
        <office:forms form:automatic-focus="false" form:apply-design-mode="false">
          <form:form/>
        </office:forms>
        <table:table-column table:default-cell-style-name="ACE-0x7fbddea24de8" table:style-name="ACOL-1"/>
        <table:table-column table:style-name="ACOL-0" table:number-columns-repeated="127"/>
        <table:table-row table:style-name="AROW-0">
          <table:table-cell table:style-name="ACE-0x7fbddea24f1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bddea25038" table:content-validation-name="VAL-0x7fbddea2a0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bddea25160" table:content-validation-name="VAL-0x7fbddeabb8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bddea25288" table:content-validation-name="VAL-0x7fbddeabf71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bddea253b0" table:content-validation-name="VAL-0x7fbddeac5810" office:value-type="string">
            <text:p>EditFields</text:p>
          </table:table-cell>
          <table:table-cell table:number-columns-repeated="127" table:style-name="Gnumeric-default"/>
        </table:table-row>
        <table:table-row table:style-name="AROW-0">
          <table:table-cell table:style-name="ACE-0x7fbddea254d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bddea25600" table:content-validation-name="VAL-0x7fbddeac673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bddea06200" table:print="false">
        <office:forms form:automatic-focus="false" form:apply-design-mode="false">
          <form:form/>
        </office:forms>
        <table:table-column table:default-cell-style-name="ACE-0x7fbddea25728" table:style-name="ACOL-3"/>
        <table:table-column table:default-cell-style-name="ACE-0x7fbddea25728" table:style-name="ACOL-4"/>
        <table:table-column table:default-cell-style-name="ACE-0x7fbddea25728" table:style-name="ACOL-5"/>
        <table:table-column table:default-cell-style-name="ACE-0x7fbddea25728" table:style-name="ACOL-6"/>
        <table:table-column table:default-cell-style-name="ACE-0x7fbddea25728" table:style-name="ACOL-7"/>
        <table:table-column table:default-cell-style-name="ACE-0x7fbddea25728" table:style-name="ACOL-8"/>
        <table:table-column table:default-cell-style-name="ACE-0x7fbddea25728" table:style-name="ACOL-9"/>
        <table:table-column table:default-cell-style-name="ACE-0x7fbddea25728" table:style-name="ACOL-10"/>
        <table:table-column table:default-cell-style-name="ACE-0x7fbddea3aed0" table:style-name="ACOL-11"/>
        <table:table-column table:default-cell-style-name="ACE-0x7fbddea3aed0" table:style-name="ACOL-10"/>
        <table:table-column table:default-cell-style-name="ACE-0x7fbddea3aed0" table:style-name="ACOL-11"/>
        <table:table-column table:default-cell-style-name="ACE-0x7fbddea3aed0" table:style-name="ACOL-10"/>
        <table:table-column table:default-cell-style-name="ACE-0x7fbddea3aed0" table:style-name="ACOL-11"/>
        <table:table-column table:default-cell-style-name="ACE-0x7fbddea3aed0" table:style-name="ACOL-10"/>
        <table:table-column table:default-cell-style-name="ACE-0x7fbddea3aed0" table:style-name="ACOL-0" table:number-columns-repeated="114"/>
        <table:table-row table:style-name="AROW-0">
          <table:table-cell table:style-name="ACE-0x7fbddea25850" office:value-type="string">
            <text:p>User Name</text:p>
          </table:table-cell>
          <table:table-cell table:style-name="ACE-0x7fbddea25978" office:value-type="string">
            <text:p>Password</text:p>
          </table:table-cell>
          <table:table-cell table:style-name="ACE-0x7fbddea25978" office:value-type="string">
            <text:p>SearchTextName</text:p>
          </table:table-cell>
          <table:table-cell table:style-name="ACE-0x7fbddea25978" office:value-type="string">
            <text:p>Column Value1</text:p>
          </table:table-cell>
          <table:table-cell table:style-name="ACE-0x7fbddea25978" office:value-type="string">
            <text:p>Column Name1</text:p>
          </table:table-cell>
          <table:table-cell table:style-name="ACE-0x7fbddea25978" office:value-type="string">
            <text:p>Row</text:p>
          </table:table-cell>
          <table:table-cell table:style-name="ACE-0x7fbddea25978" office:value-type="string">
            <text:p>Column Value2</text:p>
          </table:table-cell>
          <table:table-cell table:style-name="ACE-0x7fbddea25978" office:value-type="string">
            <text:p>Column Name2</text:p>
          </table:table-cell>
          <table:table-cell table:style-name="ACE-0x7fbddea25978" office:value-type="string">
            <text:p>Column Value3</text:p>
          </table:table-cell>
          <table:table-cell table:style-name="ACE-0x7fbddea25978" office:value-type="string">
            <text:p>Column Name3</text:p>
          </table:table-cell>
          <table:table-cell table:style-name="ACE-0x7fbddea25978" office:value-type="string">
            <text:p>Column Value4</text:p>
          </table:table-cell>
          <table:table-cell table:style-name="ACE-0x7fbddea25978" office:value-type="string">
            <text:p>Column Name4</text:p>
          </table:table-cell>
          <table:table-cell table:style-name="ACE-0x7fbddea25978" office:value-type="string">
            <text:p>Column Value5</text:p>
          </table:table-cell>
          <table:table-cell table:style-name="ACE-0x7fbddea25aa0" office:value-type="string">
            <text:p>Column Name5</text:p>
          </table:table-cell>
          <table:table-cell table:number-columns-repeated="114" table:style-name="ACE-0x7fbddea3aed0"/>
        </table:table-row>
        <table:table-row table:style-name="AROW-3">
          <table:table-cell table:style-name="ACE-0x7fbddea23db8" office:value-type="string">
            <text:p>testshopclue@sc.com</text:p>
          </table:table-cell>
          <table:table-cell table:style-name="ACE-0x7fbddea25cf0" office:value-type="float" office:value="123456">
            <text:p>123456</text:p>
          </table:table-cell>
          <table:table-cell table:style-name="ACE-0x7fbddea25cf0" office:value-type="string">
            <text:p>Shirt</text:p>
          </table:table-cell>
          <table:table-cell table:style-name="ACE-0x7fbddea25cf0" office:value-type="float" office:value="8802">
            <text:p>8802</text:p>
          </table:table-cell>
          <table:table-cell table:style-name="ACE-0x7fbddea25cf0" office:value-type="string">
            <text:p>MRP (Rs.)</text:p>
          </table:table-cell>
          <table:table-cell table:style-name="ACE-0x7fbddea25cf0" office:value-type="float" office:value="3">
            <text:p>3</text:p>
          </table:table-cell>
          <table:table-cell table:style-name="ACE-0x7fbddea25cf0" office:value-type="float" office:value="8802">
            <text:p>8802</text:p>
          </table:table-cell>
          <table:table-cell table:style-name="ACE-0x7fbddea25cf0" office:value-type="string">
            <text:p>Selling<text:line-break/>Price (Rs.)</text:p>
          </table:table-cell>
          <table:table-cell table:style-name="ACE-0x7fbddea25e18" office:value-type="float" office:value="5">
            <text:p>5</text:p>
          </table:table-cell>
          <table:table-cell table:style-name="ACE-0x7fbddea25e18" office:value-type="string">
            <text:p>Committed<text:line-break/>Qty</text:p>
          </table:table-cell>
          <table:table-cell table:style-name="ACE-0x7fbddea25e18" office:value-type="float" office:value="10">
            <text:p>10</text:p>
          </table:table-cell>
          <table:table-cell table:style-name="ACE-0x7fbddea25e18" office:value-type="string">
            <text:p>Popularity</text:p>
          </table:table-cell>
          <table:table-cell table:style-name="ACE-0x7fbddea25e18" office:value-type="float" office:value="8802">
            <text:p>8802</text:p>
          </table:table-cell>
          <table:table-cell table:style-name="ACE-0x7fbddea25f40" office:value-type="string">
            <text:p>Boost Index</text:p>
          </table:table-cell>
          <table:table-cell table:number-columns-repeated="114" table:style-name="ACE-0x7fbddea3aed0"/>
        </table:table-row>
        <table:table-row table:style-name="AROW-0">
          <table:table-cell table:style-name="ACE-0x7fbddea235a0" office:value-type="string">
            <text:p>testshopclue@sc.com</text:p>
          </table:table-cell>
          <table:table-cell table:style-name="ACE-0x7fbddea26190" office:value-type="float" office:value="123456">
            <text:p>123456</text:p>
          </table:table-cell>
          <table:table-cell table:number-columns-repeated="6" table:style-name="ACE-0x7fbddea26190"/>
          <table:table-cell table:number-columns-repeated="5" table:style-name="ACE-0x7fbddea262b8"/>
          <table:table-cell table:style-name="ACE-0x7fbddea263e0"/>
          <table:table-cell table:number-columns-repeated="114" table:style-name="ACE-0x7fbddea3aed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bddea3aed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bddea063f0" table:print="false">
        <office:forms form:automatic-focus="false" form:apply-design-mode="false">
          <form:form/>
        </office:forms>
        <table:table-column table:default-cell-style-name="ACE-0x7fbddea26508" table:style-name="ACOL-3"/>
        <table:table-column table:default-cell-style-name="ACE-0x7fbddea26508" table:style-name="ACOL-4"/>
        <table:table-column table:default-cell-style-name="ACE-0x7fbddea26508" table:style-name="ACOL-5"/>
        <table:table-column table:default-cell-style-name="ACE-0x7fbddea26508" table:style-name="ACOL-6"/>
        <table:table-column table:default-cell-style-name="ACE-0x7fbddea26508" table:style-name="ACOL-7"/>
        <table:table-column table:default-cell-style-name="ACE-0x7fbddea26508" table:style-name="ACOL-8"/>
        <table:table-column table:default-cell-style-name="ACE-0x7fbddea26508" table:style-name="ACOL-9"/>
        <table:table-column table:default-cell-style-name="ACE-0x7fbddea26508" table:style-name="ACOL-10"/>
        <table:table-column table:default-cell-style-name="ACE-0x7fbddea3aff8" table:style-name="ACOL-11"/>
        <table:table-column table:default-cell-style-name="ACE-0x7fbddea3aff8" table:style-name="ACOL-10"/>
        <table:table-column table:default-cell-style-name="ACE-0x7fbddea3aff8" table:style-name="ACOL-11"/>
        <table:table-column table:default-cell-style-name="ACE-0x7fbddea3aff8" table:style-name="ACOL-10"/>
        <table:table-column table:default-cell-style-name="ACE-0x7fbddea3aff8" table:style-name="ACOL-11"/>
        <table:table-column table:default-cell-style-name="ACE-0x7fbddea3aff8" table:style-name="ACOL-10"/>
        <table:table-column table:default-cell-style-name="ACE-0x7fbddea3aff8" table:style-name="ACOL-0" table:number-columns-repeated="114"/>
        <table:table-row table:style-name="AROW-0">
          <table:table-cell table:style-name="ACE-0x7fbddea26630" office:value-type="string">
            <text:p>User Name</text:p>
          </table:table-cell>
          <table:table-cell table:style-name="ACE-0x7fbddea26758" office:value-type="string">
            <text:p>Password</text:p>
          </table:table-cell>
          <table:table-cell table:style-name="ACE-0x7fbddea26758" office:value-type="string">
            <text:p>SearchTextName</text:p>
          </table:table-cell>
          <table:table-cell table:style-name="ACE-0x7fbddea26758" office:value-type="string">
            <text:p>Column Value1</text:p>
          </table:table-cell>
          <table:table-cell table:style-name="ACE-0x7fbddea26758" office:value-type="string">
            <text:p>Column Name1</text:p>
          </table:table-cell>
          <table:table-cell table:style-name="ACE-0x7fbddea26758" office:value-type="string">
            <text:p>Row</text:p>
          </table:table-cell>
          <table:table-cell table:style-name="ACE-0x7fbddea26758" office:value-type="string">
            <text:p>Column Value2</text:p>
          </table:table-cell>
          <table:table-cell table:style-name="ACE-0x7fbddea26758" office:value-type="string">
            <text:p>Column Name2</text:p>
          </table:table-cell>
          <table:table-cell table:style-name="ACE-0x7fbddea26758" office:value-type="string">
            <text:p>Column Value3</text:p>
          </table:table-cell>
          <table:table-cell table:style-name="ACE-0x7fbddea26758" office:value-type="string">
            <text:p>Column Name3</text:p>
          </table:table-cell>
          <table:table-cell table:style-name="ACE-0x7fbddea26758" office:value-type="string">
            <text:p>Column Value4</text:p>
          </table:table-cell>
          <table:table-cell table:style-name="ACE-0x7fbddea26758" office:value-type="string">
            <text:p>Column Name4</text:p>
          </table:table-cell>
          <table:table-cell table:style-name="ACE-0x7fbddea26758" office:value-type="string">
            <text:p>Column Value5</text:p>
          </table:table-cell>
          <table:table-cell table:style-name="ACE-0x7fbddea26880" office:value-type="string">
            <text:p>Column Name5</text:p>
          </table:table-cell>
          <table:table-cell table:number-columns-repeated="114" table:style-name="ACE-0x7fbddea3aff8"/>
        </table:table-row>
        <table:table-row table:style-name="AROW-3">
          <table:table-cell table:style-name="ACE-0x7fbddea24258" office:value-type="string">
            <text:p>testshopclue@sc.com</text:p>
          </table:table-cell>
          <table:table-cell table:style-name="ACE-0x7fbddea26ad0" office:value-type="float" office:value="123456">
            <text:p>123456</text:p>
          </table:table-cell>
          <table:table-cell table:style-name="ACE-0x7fbddea26ad0" office:value-type="string">
            <text:p>Shirt</text:p>
          </table:table-cell>
          <table:table-cell table:style-name="ACE-0x7fbddea26ad0" office:value-type="float" office:value="8802">
            <text:p>8802</text:p>
          </table:table-cell>
          <table:table-cell table:style-name="ACE-0x7fbddea26ad0" office:value-type="string">
            <text:p>MRP (Rs.)</text:p>
          </table:table-cell>
          <table:table-cell table:style-name="ACE-0x7fbddea26ad0" office:value-type="float" office:value="3">
            <text:p>3</text:p>
          </table:table-cell>
          <table:table-cell table:style-name="ACE-0x7fbddea26ad0" office:value-type="float" office:value="8802">
            <text:p>8802</text:p>
          </table:table-cell>
          <table:table-cell table:style-name="ACE-0x7fbddea26ad0" office:value-type="string">
            <text:p>Selling<text:line-break/>Price (Rs.)</text:p>
          </table:table-cell>
          <table:table-cell table:style-name="ACE-0x7fbde772e0c8" office:value-type="float" office:value="5">
            <text:p>5</text:p>
          </table:table-cell>
          <table:table-cell table:style-name="ACE-0x7fbde772e0c8" office:value-type="string">
            <text:p>Committed<text:line-break/>Qty</text:p>
          </table:table-cell>
          <table:table-cell table:style-name="ACE-0x7fbde772e0c8" office:value-type="float" office:value="10">
            <text:p>10</text:p>
          </table:table-cell>
          <table:table-cell table:style-name="ACE-0x7fbde772e0c8" office:value-type="string">
            <text:p>Popularity</text:p>
          </table:table-cell>
          <table:table-cell table:style-name="ACE-0x7fbde772e0c8" office:value-type="float" office:value="8802">
            <text:p>8802</text:p>
          </table:table-cell>
          <table:table-cell table:style-name="ACE-0x7fbde772e1f0" office:value-type="string">
            <text:p>Boost Index</text:p>
          </table:table-cell>
          <table:table-cell table:number-columns-repeated="114" table:style-name="ACE-0x7fbddea3aff8"/>
        </table:table-row>
        <table:table-row table:style-name="AROW-0">
          <table:table-cell table:style-name="ACE-0x7fbddea24008" office:value-type="string">
            <text:p>testshopclue@sc.com</text:p>
          </table:table-cell>
          <table:table-cell table:style-name="ACE-0x7fbde772e440" office:value-type="float" office:value="123456">
            <text:p>123456</text:p>
          </table:table-cell>
          <table:table-cell table:number-columns-repeated="6" table:style-name="ACE-0x7fbde772e440"/>
          <table:table-cell table:number-columns-repeated="5" table:style-name="ACE-0x7fbde772e568"/>
          <table:table-cell table:style-name="ACE-0x7fbde772e690"/>
          <table:table-cell table:number-columns-repeated="114" table:style-name="ACE-0x7fbddea3aff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bddea3aff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bddea065e0" table:print="false">
        <office:forms form:automatic-focus="false" form:apply-design-mode="false">
          <form:form/>
        </office:forms>
        <table:table-column table:default-cell-style-name="ACE-0x7fbde772e7b8" table:style-name="ACOL-3"/>
        <table:table-column table:default-cell-style-name="ACE-0x7fbde772e7b8" table:style-name="ACOL-4"/>
        <table:table-column table:default-cell-style-name="ACE-0x7fbde772e7b8" table:style-name="ACOL-5"/>
        <table:table-column table:default-cell-style-name="ACE-0x7fbde772e7b8" table:style-name="ACOL-6"/>
        <table:table-column table:default-cell-style-name="ACE-0x7fbde772e7b8" table:style-name="ACOL-7"/>
        <table:table-column table:default-cell-style-name="ACE-0x7fbde772e7b8" table:style-name="ACOL-8"/>
        <table:table-column table:default-cell-style-name="ACE-0x7fbde772e7b8" table:style-name="ACOL-9"/>
        <table:table-column table:default-cell-style-name="ACE-0x7fbde772e7b8" table:style-name="ACOL-10"/>
        <table:table-column table:default-cell-style-name="ACE-0x7fbddea3b120" table:style-name="ACOL-11"/>
        <table:table-column table:default-cell-style-name="ACE-0x7fbddea3b120" table:style-name="ACOL-10"/>
        <table:table-column table:default-cell-style-name="ACE-0x7fbddea3b120" table:style-name="ACOL-11"/>
        <table:table-column table:default-cell-style-name="ACE-0x7fbddea3b120" table:style-name="ACOL-10"/>
        <table:table-column table:default-cell-style-name="ACE-0x7fbddea3b120" table:style-name="ACOL-11"/>
        <table:table-column table:default-cell-style-name="ACE-0x7fbddea3b120" table:style-name="ACOL-10"/>
        <table:table-column table:default-cell-style-name="ACE-0x7fbddea3b120" table:style-name="ACOL-0" table:number-columns-repeated="114"/>
        <table:table-row table:style-name="AROW-0">
          <table:table-cell table:style-name="ACE-0x7fbde772e8e0" office:value-type="string">
            <text:p>User Name</text:p>
          </table:table-cell>
          <table:table-cell table:style-name="ACE-0x7fbde772ea08" office:value-type="string">
            <text:p>Password</text:p>
          </table:table-cell>
          <table:table-cell table:style-name="ACE-0x7fbde772ea08" office:value-type="string">
            <text:p>SearchTextName</text:p>
          </table:table-cell>
          <table:table-cell table:style-name="ACE-0x7fbde772ea08" office:value-type="string">
            <text:p>Column Value1</text:p>
          </table:table-cell>
          <table:table-cell table:style-name="ACE-0x7fbde772ea08" office:value-type="string">
            <text:p>Column Name1</text:p>
          </table:table-cell>
          <table:table-cell table:style-name="ACE-0x7fbde772ea08" office:value-type="string">
            <text:p>Row</text:p>
          </table:table-cell>
          <table:table-cell table:style-name="ACE-0x7fbde772ea08" office:value-type="string">
            <text:p>Column Value2</text:p>
          </table:table-cell>
          <table:table-cell table:style-name="ACE-0x7fbde772ea08" office:value-type="string">
            <text:p>Column Name2</text:p>
          </table:table-cell>
          <table:table-cell table:style-name="ACE-0x7fbde772ea08" office:value-type="string">
            <text:p>Column Value3</text:p>
          </table:table-cell>
          <table:table-cell table:style-name="ACE-0x7fbde772ea08" office:value-type="string">
            <text:p>Column Name3</text:p>
          </table:table-cell>
          <table:table-cell table:style-name="ACE-0x7fbde772ea08" office:value-type="string">
            <text:p>Column Value4</text:p>
          </table:table-cell>
          <table:table-cell table:style-name="ACE-0x7fbde772ea08" office:value-type="string">
            <text:p>Column Name4</text:p>
          </table:table-cell>
          <table:table-cell table:style-name="ACE-0x7fbde772ea08" office:value-type="string">
            <text:p>Column Value5</text:p>
          </table:table-cell>
          <table:table-cell table:style-name="ACE-0x7fbde772eb30" office:value-type="string">
            <text:p>Column Name5</text:p>
          </table:table-cell>
          <table:table-cell table:number-columns-repeated="114" table:style-name="ACE-0x7fbddea3b120"/>
        </table:table-row>
        <table:table-row table:style-name="AROW-3">
          <table:table-cell table:style-name="ACE-0x7fbddea24a70" office:value-type="string">
            <text:p>testshopclue@sc.com</text:p>
          </table:table-cell>
          <table:table-cell table:style-name="ACE-0x7fbde772ed80" office:value-type="float" office:value="123456">
            <text:p>123456</text:p>
          </table:table-cell>
          <table:table-cell table:style-name="ACE-0x7fbde772ed80" office:value-type="string">
            <text:p>Shirt</text:p>
          </table:table-cell>
          <table:table-cell table:style-name="ACE-0x7fbde772ed80" office:value-type="float" office:value="8802">
            <text:p>8802</text:p>
          </table:table-cell>
          <table:table-cell table:style-name="ACE-0x7fbde772ed80" office:value-type="string">
            <text:p>MRP (Rs.)</text:p>
          </table:table-cell>
          <table:table-cell table:style-name="ACE-0x7fbde772ed80" office:value-type="float" office:value="3">
            <text:p>3</text:p>
          </table:table-cell>
          <table:table-cell table:style-name="ACE-0x7fbde772ed80" office:value-type="float" office:value="8802">
            <text:p>8802</text:p>
          </table:table-cell>
          <table:table-cell table:style-name="ACE-0x7fbde772ed80" office:value-type="string">
            <text:p>Selling<text:line-break/>Price (Rs.)</text:p>
          </table:table-cell>
          <table:table-cell table:style-name="ACE-0x7fbde772eea8" office:value-type="float" office:value="5">
            <text:p>5</text:p>
          </table:table-cell>
          <table:table-cell table:style-name="ACE-0x7fbde772eea8" office:value-type="string">
            <text:p>Committed<text:line-break/>Qty</text:p>
          </table:table-cell>
          <table:table-cell table:style-name="ACE-0x7fbde772eea8" office:value-type="float" office:value="10">
            <text:p>10</text:p>
          </table:table-cell>
          <table:table-cell table:style-name="ACE-0x7fbde772eea8" office:value-type="string">
            <text:p>Popularity</text:p>
          </table:table-cell>
          <table:table-cell table:style-name="ACE-0x7fbde772eea8" office:value-type="float" office:value="8802">
            <text:p>8802</text:p>
          </table:table-cell>
          <table:table-cell table:style-name="ACE-0x7fbde772efd0" office:value-type="string">
            <text:p>Boost Index</text:p>
          </table:table-cell>
          <table:table-cell table:number-columns-repeated="114" table:style-name="ACE-0x7fbddea3b120"/>
        </table:table-row>
        <table:table-row table:style-name="AROW-0">
          <table:table-cell table:style-name="ACE-0x7fbddea22eb0" office:value-type="string">
            <text:p>testshopclue@sc.com</text:p>
          </table:table-cell>
          <table:table-cell table:style-name="ACE-0x7fbde772f220" office:value-type="float" office:value="123456">
            <text:p>123456</text:p>
          </table:table-cell>
          <table:table-cell table:number-columns-repeated="6" table:style-name="ACE-0x7fbde772f220"/>
          <table:table-cell table:number-columns-repeated="5" table:style-name="ACE-0x7fbde772f348"/>
          <table:table-cell table:style-name="ACE-0x7fbde772f470"/>
          <table:table-cell table:number-columns-repeated="114" table:style-name="ACE-0x7fbddea3b12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bddea3b12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bddea067d0" table:print="false">
        <office:forms form:automatic-focus="false" form:apply-design-mode="false">
          <form:form/>
        </office:forms>
        <table:table-column table:default-cell-style-name="ACE-0x7fbde772f598" table:style-name="ACOL-3"/>
        <table:table-column table:default-cell-style-name="ACE-0x7fbde772f598" table:style-name="ACOL-4"/>
        <table:table-column table:default-cell-style-name="ACE-0x7fbde772f598" table:style-name="ACOL-5"/>
        <table:table-column table:default-cell-style-name="ACE-0x7fbde772f598" table:style-name="ACOL-6"/>
        <table:table-column table:default-cell-style-name="ACE-0x7fbde772f598" table:style-name="ACOL-7"/>
        <table:table-column table:default-cell-style-name="ACE-0x7fbde772f598" table:style-name="ACOL-8"/>
        <table:table-column table:default-cell-style-name="ACE-0x7fbde772f598" table:style-name="ACOL-9"/>
        <table:table-column table:default-cell-style-name="ACE-0x7fbde772f598" table:style-name="ACOL-10"/>
        <table:table-column table:default-cell-style-name="ACE-0x7fbddea3b248" table:style-name="ACOL-11"/>
        <table:table-column table:default-cell-style-name="ACE-0x7fbddea3b248" table:style-name="ACOL-10"/>
        <table:table-column table:default-cell-style-name="ACE-0x7fbddea3b248" table:style-name="ACOL-11"/>
        <table:table-column table:default-cell-style-name="ACE-0x7fbddea3b248" table:style-name="ACOL-10"/>
        <table:table-column table:default-cell-style-name="ACE-0x7fbddea3b248" table:style-name="ACOL-11"/>
        <table:table-column table:default-cell-style-name="ACE-0x7fbddea3b248" table:style-name="ACOL-10"/>
        <table:table-column table:default-cell-style-name="ACE-0x7fbddea3b248" table:style-name="ACOL-0" table:number-columns-repeated="114"/>
        <table:table-row table:style-name="AROW-0">
          <table:table-cell table:style-name="ACE-0x7fbde772f6c0" office:value-type="string">
            <text:p>User Name</text:p>
          </table:table-cell>
          <table:table-cell table:style-name="ACE-0x7fbde772f7e8" office:value-type="string">
            <text:p>Password</text:p>
          </table:table-cell>
          <table:table-cell table:style-name="ACE-0x7fbde772f7e8" office:value-type="string">
            <text:p>SearchTextName</text:p>
          </table:table-cell>
          <table:table-cell table:style-name="ACE-0x7fbde772f7e8" office:value-type="string">
            <text:p>Column Value1</text:p>
          </table:table-cell>
          <table:table-cell table:style-name="ACE-0x7fbde772f7e8" office:value-type="string">
            <text:p>Column Name1</text:p>
          </table:table-cell>
          <table:table-cell table:style-name="ACE-0x7fbde772f7e8" office:value-type="string">
            <text:p>Row</text:p>
          </table:table-cell>
          <table:table-cell table:style-name="ACE-0x7fbde772f7e8" office:value-type="string">
            <text:p>Column Value2</text:p>
          </table:table-cell>
          <table:table-cell table:style-name="ACE-0x7fbde772f7e8" office:value-type="string">
            <text:p>Column Name2</text:p>
          </table:table-cell>
          <table:table-cell table:style-name="ACE-0x7fbde772f7e8" office:value-type="string">
            <text:p>Column Value3</text:p>
          </table:table-cell>
          <table:table-cell table:style-name="ACE-0x7fbde772f7e8" office:value-type="string">
            <text:p>Column Name3</text:p>
          </table:table-cell>
          <table:table-cell table:style-name="ACE-0x7fbde772f7e8" office:value-type="string">
            <text:p>Column Value4</text:p>
          </table:table-cell>
          <table:table-cell table:style-name="ACE-0x7fbde772f7e8" office:value-type="string">
            <text:p>Column Name4</text:p>
          </table:table-cell>
          <table:table-cell table:style-name="ACE-0x7fbde772f7e8" office:value-type="string">
            <text:p>Column Value5</text:p>
          </table:table-cell>
          <table:table-cell table:style-name="ACE-0x7fbde772f910" office:value-type="string">
            <text:p>Column Name5</text:p>
          </table:table-cell>
          <table:table-cell table:number-columns-repeated="114" table:style-name="ACE-0x7fbddea3b248"/>
        </table:table-row>
        <table:table-row table:style-name="AROW-3">
          <table:table-cell table:style-name="ACE-0x7fbddea22d88" office:value-type="string">
            <text:p>testshopclue@sc.com</text:p>
          </table:table-cell>
          <table:table-cell table:style-name="ACE-0x7fbde772fb60" office:value-type="float" office:value="123456">
            <text:p>123456</text:p>
          </table:table-cell>
          <table:table-cell table:style-name="ACE-0x7fbde772fb60" office:value-type="string">
            <text:p>Shirt</text:p>
          </table:table-cell>
          <table:table-cell table:style-name="ACE-0x7fbde772fb60" office:value-type="float" office:value="8802">
            <text:p>8802</text:p>
          </table:table-cell>
          <table:table-cell table:style-name="ACE-0x7fbde772fb60" office:value-type="string">
            <text:p>MRP (Rs.)</text:p>
          </table:table-cell>
          <table:table-cell table:style-name="ACE-0x7fbde772fb60" office:value-type="float" office:value="3">
            <text:p>3</text:p>
          </table:table-cell>
          <table:table-cell table:style-name="ACE-0x7fbde772fb60" office:value-type="float" office:value="8802">
            <text:p>8802</text:p>
          </table:table-cell>
          <table:table-cell table:style-name="ACE-0x7fbde772fb60" office:value-type="string">
            <text:p>Selling<text:line-break/>Price (Rs.)</text:p>
          </table:table-cell>
          <table:table-cell table:style-name="ACE-0x7fbde772fc88" office:value-type="float" office:value="5">
            <text:p>5</text:p>
          </table:table-cell>
          <table:table-cell table:style-name="ACE-0x7fbde772fc88" office:value-type="string">
            <text:p>Committed<text:line-break/>Qty</text:p>
          </table:table-cell>
          <table:table-cell table:style-name="ACE-0x7fbde772fc88" office:value-type="float" office:value="10">
            <text:p>10</text:p>
          </table:table-cell>
          <table:table-cell table:style-name="ACE-0x7fbde772fc88" office:value-type="string">
            <text:p>Popularity</text:p>
          </table:table-cell>
          <table:table-cell table:style-name="ACE-0x7fbde772fc88" office:value-type="float" office:value="8802">
            <text:p>8802</text:p>
          </table:table-cell>
          <table:table-cell table:style-name="ACE-0x7fbde772fdb0" office:value-type="string">
            <text:p>Boost Index</text:p>
          </table:table-cell>
          <table:table-cell table:number-columns-repeated="114" table:style-name="ACE-0x7fbddea3b248"/>
        </table:table-row>
        <table:table-row table:style-name="AROW-0">
          <table:table-cell table:style-name="ACE-0x7fbddea236c8" office:value-type="string">
            <text:p>testshopclue@sc.com</text:p>
          </table:table-cell>
          <table:table-cell table:style-name="ACE-0x7fbde7730000" office:value-type="float" office:value="123456">
            <text:p>123456</text:p>
          </table:table-cell>
          <table:table-cell table:number-columns-repeated="6" table:style-name="ACE-0x7fbde7730000"/>
          <table:table-cell table:number-columns-repeated="5" table:style-name="ACE-0x7fbde7730128"/>
          <table:table-cell table:style-name="ACE-0x7fbde7730250"/>
          <table:table-cell table:number-columns-repeated="114" table:style-name="ACE-0x7fbddea3b248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bddea3b24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bddea069c0" table:print="false">
        <office:forms form:automatic-focus="false" form:apply-design-mode="false">
          <form:form/>
        </office:forms>
        <table:table-column table:default-cell-style-name="ACE-0x7fbde7730378" table:style-name="ACOL-3"/>
        <table:table-column table:default-cell-style-name="ACE-0x7fbde7730378" table:style-name="ACOL-4"/>
        <table:table-column table:default-cell-style-name="ACE-0x7fbde7730378" table:style-name="ACOL-5"/>
        <table:table-column table:default-cell-style-name="ACE-0x7fbde7730378" table:style-name="ACOL-6"/>
        <table:table-column table:default-cell-style-name="ACE-0x7fbde7730378" table:style-name="ACOL-7"/>
        <table:table-column table:default-cell-style-name="ACE-0x7fbde7730378" table:style-name="ACOL-8"/>
        <table:table-column table:default-cell-style-name="ACE-0x7fbde7730378" table:style-name="ACOL-9"/>
        <table:table-column table:default-cell-style-name="ACE-0x7fbde7730378" table:style-name="ACOL-10"/>
        <table:table-column table:default-cell-style-name="ACE-0x7fbddea3b370" table:style-name="ACOL-11"/>
        <table:table-column table:default-cell-style-name="ACE-0x7fbddea3b370" table:style-name="ACOL-10"/>
        <table:table-column table:default-cell-style-name="ACE-0x7fbddea3b370" table:style-name="ACOL-11"/>
        <table:table-column table:default-cell-style-name="ACE-0x7fbddea3b370" table:style-name="ACOL-10"/>
        <table:table-column table:default-cell-style-name="ACE-0x7fbddea3b370" table:style-name="ACOL-11"/>
        <table:table-column table:default-cell-style-name="ACE-0x7fbddea3b370" table:style-name="ACOL-10"/>
        <table:table-column table:default-cell-style-name="ACE-0x7fbddea3b370" table:style-name="ACOL-0" table:number-columns-repeated="114"/>
        <table:table-row table:style-name="AROW-0">
          <table:table-cell table:style-name="ACE-0x7fbde77304a0" office:value-type="string">
            <text:p>User Name</text:p>
          </table:table-cell>
          <table:table-cell table:style-name="ACE-0x7fbde77305c8" office:value-type="string">
            <text:p>Password</text:p>
          </table:table-cell>
          <table:table-cell table:style-name="ACE-0x7fbde77305c8" office:value-type="string">
            <text:p>SearchTextName</text:p>
          </table:table-cell>
          <table:table-cell table:style-name="ACE-0x7fbde77305c8" office:value-type="string">
            <text:p>Column Value1</text:p>
          </table:table-cell>
          <table:table-cell table:style-name="ACE-0x7fbde77305c8" office:value-type="string">
            <text:p>Column Name1</text:p>
          </table:table-cell>
          <table:table-cell table:style-name="ACE-0x7fbde77305c8" office:value-type="string">
            <text:p>Row</text:p>
          </table:table-cell>
          <table:table-cell table:style-name="ACE-0x7fbde77305c8" office:value-type="string">
            <text:p>Column Value2</text:p>
          </table:table-cell>
          <table:table-cell table:style-name="ACE-0x7fbde77305c8" office:value-type="string">
            <text:p>Column Name2</text:p>
          </table:table-cell>
          <table:table-cell table:style-name="ACE-0x7fbde77305c8" office:value-type="string">
            <text:p>Column Value3</text:p>
          </table:table-cell>
          <table:table-cell table:style-name="ACE-0x7fbde77305c8" office:value-type="string">
            <text:p>Column Name3</text:p>
          </table:table-cell>
          <table:table-cell table:style-name="ACE-0x7fbde77305c8" office:value-type="string">
            <text:p>Column Value4</text:p>
          </table:table-cell>
          <table:table-cell table:style-name="ACE-0x7fbde77305c8" office:value-type="string">
            <text:p>Column Name4</text:p>
          </table:table-cell>
          <table:table-cell table:style-name="ACE-0x7fbde77305c8" office:value-type="string">
            <text:p>Column Value5</text:p>
          </table:table-cell>
          <table:table-cell table:style-name="ACE-0x7fbde77306f0" office:value-type="string">
            <text:p>Column Name5</text:p>
          </table:table-cell>
          <table:table-cell table:number-columns-repeated="114" table:style-name="ACE-0x7fbddea3b370"/>
        </table:table-row>
        <table:table-row table:style-name="AROW-3">
          <table:table-cell table:style-name="ACE-0x7fbddea244a8" office:value-type="string">
            <text:p>testshopclue@sc.com</text:p>
          </table:table-cell>
          <table:table-cell table:style-name="ACE-0x7fbde7730940" office:value-type="float" office:value="123456">
            <text:p>123456</text:p>
          </table:table-cell>
          <table:table-cell table:style-name="ACE-0x7fbde7730940" office:value-type="string">
            <text:p>Shirt</text:p>
          </table:table-cell>
          <table:table-cell table:style-name="ACE-0x7fbde7730940" office:value-type="float" office:value="8802">
            <text:p>8802</text:p>
          </table:table-cell>
          <table:table-cell table:style-name="ACE-0x7fbde7730940" office:value-type="string">
            <text:p>MRP (Rs.)</text:p>
          </table:table-cell>
          <table:table-cell table:style-name="ACE-0x7fbde7730940" office:value-type="float" office:value="3">
            <text:p>3</text:p>
          </table:table-cell>
          <table:table-cell table:style-name="ACE-0x7fbde7730940" office:value-type="float" office:value="8802">
            <text:p>8802</text:p>
          </table:table-cell>
          <table:table-cell table:style-name="ACE-0x7fbde7730940" office:value-type="string">
            <text:p>Selling<text:line-break/>Price (Rs.)</text:p>
          </table:table-cell>
          <table:table-cell table:style-name="ACE-0x7fbde7730a68" office:value-type="float" office:value="5">
            <text:p>5</text:p>
          </table:table-cell>
          <table:table-cell table:style-name="ACE-0x7fbde7730a68" office:value-type="string">
            <text:p>Committed<text:line-break/>Qty</text:p>
          </table:table-cell>
          <table:table-cell table:style-name="ACE-0x7fbde7730a68" office:value-type="float" office:value="10">
            <text:p>10</text:p>
          </table:table-cell>
          <table:table-cell table:style-name="ACE-0x7fbde7730a68" office:value-type="string">
            <text:p>Popularity</text:p>
          </table:table-cell>
          <table:table-cell table:style-name="ACE-0x7fbde7730a68" office:value-type="float" office:value="8802">
            <text:p>8802</text:p>
          </table:table-cell>
          <table:table-cell table:style-name="ACE-0x7fbde7730b90" office:value-type="string">
            <text:p>Boost Index</text:p>
          </table:table-cell>
          <table:table-cell table:number-columns-repeated="114" table:style-name="ACE-0x7fbddea3b370"/>
        </table:table-row>
        <table:table-row table:style-name="AROW-0">
          <table:table-cell table:style-name="ACE-0x7fbddea24130" office:value-type="string">
            <text:p>testshopclue@sc.com</text:p>
          </table:table-cell>
          <table:table-cell table:style-name="ACE-0x7fbde7730de0" office:value-type="float" office:value="123456">
            <text:p>123456</text:p>
          </table:table-cell>
          <table:table-cell table:number-columns-repeated="6" table:style-name="ACE-0x7fbde7730de0"/>
          <table:table-cell table:number-columns-repeated="5" table:style-name="ACE-0x7fbde7730f08"/>
          <table:table-cell table:style-name="ACE-0x7fbde7731030"/>
          <table:table-cell table:number-columns-repeated="114" table:style-name="ACE-0x7fbddea3b370"/>
        </table:table-row>
        <table:table-row table:style-name="AROW-4" table:number-rows-repeated="1048564">
          <table:table-cell table:number-columns-repeated="128"/>
        </table:table-row>
        <table:table-row table:style-name="AROW-4" table:number-rows-repeated="9">
          <table:table-cell table:number-columns-repeated="128" table:style-name="ACE-0x7fbddea3b37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bdde9358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de9b5c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de9fed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7750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770f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de7831c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bddea06010" style:display-name="TestCase" style:page-layout-name="pl-0x7fbdde9358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dea06200" style:display-name="AQA1_TestData" style:page-layout-name="pl-0x7fbdde9b5c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dea063f0" style:display-name="AQA2_TestData" style:page-layout-name="pl-0x7fbdde9fed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dea065e0" style:display-name="AQA3_TestData" style:page-layout-name="pl-0x7fbde7750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dea067d0" style:display-name="AQA4_TestData" style:page-layout-name="pl-0x7fbde770f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ddea069c0" style:display-name="AQA5_TestData" style:page-layout-name="pl-0x7fbde7831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4:27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